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39496"/>
    </style:style>
    <style:style style:name="gr1" style:family="graphic" style:parent-style-name="standard">
      <style:graphic-properties draw:stroke="solid" draw:stroke-dash="Ultrafine_20_Dashed" svg:stroke-width="0.457cm" svg:stroke-color="#eee8d5" draw:marker-start-width="0.914cm" draw:marker-end-width="0.914cm" draw:fill="none" draw:textarea-horizontal-align="justify" draw:textarea-vertical-align="middle" draw:auto-grow-height="false" fo:min-height="1.368cm" fo:min-width="1.118cm" fo:padding-top="0.353cm" fo:padding-bottom="0.353cm" fo:padding-left="0.478cm" fo:padding-right="0.478cm"/>
    </style:style>
    <style:style style:name="gr2" style:family="graphic" style:parent-style-name="objectwithoutfill">
      <style:graphic-properties svg:stroke-width="0.457cm" svg:stroke-color="#eee8d5" draw:marker-start-width="0.889cm" draw:marker-end-width="0.889cm" svg:stroke-linecap="round" draw:fill="solid" draw:textarea-vertical-align="middle" fo:padding-top="0.353cm" fo:padding-bottom="0.353cm" fo:padding-left="0.478cm" fo:padding-right="0.4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286cm" svg:x="0.762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37cm" svg:y1="4.191cm" svg:x2="2.667cm" svg:y2="2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2:53:42.333000000</meta:creation-date>
    <dc:date>2020-05-04T14:03:57.498000000</dc:date>
    <meta:editing-duration>PT36M37S</meta:editing-duration>
    <meta:editing-cycles>4</meta:editing-cycles>
    <meta:generator>LibreOffice/6.2.7.1$Windows_X86_64 LibreOffice_project/23edc44b61b830b7d749943e020e96f5a7df63bf</meta:generator>
    <meta:document-statistic meta:object-count="2"/>
  </office:meta>
</office:document-meta>
</file>